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5">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3">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3">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No .</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ctivity_submit_rating.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961848076253196213" text:style-name="WWNum4">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9">Indentions are 5 spaces. TABS ARE </text:span><text:span text:style-name="T3">✓</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46114965067769439" text:style-name="WWNum5">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3829641404769630465" text:style-name="WWNum7">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155266599563544807" text:style-name="WWNum2">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6113387318823799644" text:style-name="WWNum6">
              <text:list-item>
                <text:p text:style-name="P21"><text:span text:style-name="T3">No such statements since these are markup files</text:span></text:p>
              </text:list-item>
            </text:list>
          </table:table-cell>
        </table:table-row>
      </table:table>
      <text:list xml:id="list8768394709939064543" text:style-name="WWNum3">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5127830917531806839" text:style-name="WWNum1">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85246717267602" text:continue-list="list8768394709939064543" text:style-name="WWNum3">
        <text:list-item>
          <text:p text:style-name="P22"/>
        </text:list-item>
        <text:list-item>
          <text:p text:style-name="P22"/>
        </text:list-item>
      </text:list>
      <text:p text:style-name="P7"/>
      <text:p text:style-name="P7"/>
      <text:p text:style-name="P7"/>
      <text:p text:style-name="P7"/>
      <text:list xml:id="list85247878114138" text:continue-numbering="true" text:style-name="WWNum3">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91" meta:non-whitespace-character-count="2471"/>
    <meta:generator>LibreOfficeDev/5.1.0.3$Linux_X86_64 LibreOffice_project/</meta:generator>
  </office:meta>
</office:document-meta>
</file>